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family-generic="swiss"/>
    <style:font-face style:name="FreeSans1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text-properties officeooo:rsid="001e8fee" officeooo:paragraph-rsid="001e8fee"/>
    </style:style>
    <style:style style:name="P2" style:family="paragraph" style:parent-style-name="Heading">
      <style:text-properties officeooo:rsid="001e8fee" officeooo:paragraph-rsid="00200cbe"/>
    </style:style>
    <style:style style:name="P3" style:family="paragraph" style:parent-style-name="Heading">
      <style:text-properties officeooo:rsid="001e8fee" officeooo:paragraph-rsid="0020638e"/>
    </style:style>
    <style:style style:name="P4" style:family="paragraph" style:parent-style-name="Heading_20_2" style:master-page-name="Standard">
      <style:paragraph-properties fo:margin-top="0.353cm" fo:margin-bottom="0.212cm" loext:contextual-spacing="false" style:page-number="auto"/>
      <style:text-properties style:use-window-font-color="true" style:font-name="Liberation Sans" fo:font-size="16pt" fo:language="ru" fo:country="RU" fo:font-weight="bold" officeooo:rsid="001e8fee" officeooo:paragraph-rsid="001e8fee" style:letter-kerning="true" style:font-name-asian="Noto Sans CJK SC Regular" style:font-size-asian="16pt" style:language-asian="zh" style:country-asian="CN" style:font-weight-asian="bold" style:font-name-complex="FreeSans1" style:font-size-complex="16pt" style:language-complex="hi" style:country-complex="IN" style:font-weight-complex="bold"/>
    </style:style>
    <style:style style:name="P5" style:family="paragraph" style:parent-style-name="Heading_20_3">
      <style:text-properties style:use-window-font-color="true" style:font-name="Liberation Sans" fo:font-size="14pt" fo:language="ru" fo:country="RU" fo:font-weight="bold" officeooo:rsid="001e8fee" officeooo:paragraph-rsid="001e8fee" style:letter-kerning="true" style:font-name-asian="Noto Sans CJK SC Regular" style:font-size-asian="14pt" style:language-asian="zh" style:country-asian="CN" style:font-weight-asian="bold" style:font-name-complex="FreeSans1" style:font-size-complex="14pt" style:language-complex="hi" style:country-complex="IN" style:font-weight-complex="bold"/>
    </style:style>
    <style:style style:name="P6" style:family="paragraph" style:parent-style-name="Text_20_body">
      <style:text-properties officeooo:rsid="001e8fee" officeooo:paragraph-rsid="001e8fee"/>
    </style:style>
    <style:style style:name="P7" style:family="paragraph" style:parent-style-name="Text_20_body">
      <style:text-properties officeooo:rsid="001e8fee" officeooo:paragraph-rsid="00200cbe"/>
    </style:style>
    <style:style style:name="P8" style:family="paragraph" style:parent-style-name="Text_20_body">
      <style:text-properties officeooo:rsid="001e8fee" officeooo:paragraph-rsid="0020638e"/>
    </style:style>
    <style:style style:name="P9" style:family="paragraph" style:parent-style-name="Text_20_body">
      <style:text-properties officeooo:paragraph-rsid="001e8fee"/>
    </style:style>
    <style:style style:name="P10" style:family="paragraph" style:parent-style-name="Text_20_body">
      <style:text-properties officeooo:paragraph-rsid="00200cbe"/>
    </style:style>
    <style:style style:name="P11" style:family="paragraph" style:parent-style-name="Text_20_body">
      <style:text-properties officeooo:paragraph-rsid="0020638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1e8fee"/>
    </style:style>
    <style:style style:name="T4" style:family="text">
      <style:text-properties officeooo:rsid="00200cbe"/>
    </style:style>
    <style:style style:name="T5" style:family="text">
      <style:text-properties style:use-window-font-color="true" style:font-name="Liberation Serif1" fo:font-size="12pt" fo:language="ru" fo:country="RU" officeooo:rsid="00200cbe" style:letter-kerning="true" style:font-name-asian="Noto Sans CJK SC Regular" style:font-size-asian="12pt" style:language-asian="zh" style:country-asian="CN" style:font-name-complex="FreeSans1" style:font-size-complex="12pt" style:language-complex="hi" style:country-complex="IN"/>
    </style:style>
    <style:style style:name="T6" style:family="text">
      <style:text-properties style:use-window-font-color="true" style:font-name="Liberation Serif1" fo:font-size="12pt" fo:language="ru" fo:country="RU" officeooo:rsid="0020638e" style:letter-kerning="true" style:font-name-asian="Noto Sans CJK SC Regular" style:font-size-asian="12pt" style:language-asian="zh" style:country-asian="CN" style:font-name-complex="FreeSans1" style:font-size-complex="12pt" style:language-complex="hi" style:country-complex="IN"/>
    </style:style>
    <style:style style:name="T7" style:family="text">
      <style:text-properties officeooo:rsid="002063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Square_test.h</text:h>
      <text:h text:style-name="P5" text:outline-level="3"/>
      <text:p text:style-name="Heading">Тест №[номер теста]</text:p>
      <text:p text:style-name="Standard"><text:span text:style-name="T1">Цель:</text:span><text:span text:style-name="T2"> </text:span>[цель теста]</text:p>
      <text:p text:style-name="Standard"><text:span text:style-name="T1">Тип:</text:span> [тип теста]</text:p>
      <text:p text:style-name="Standard"><text:span text:style-name="T1">Входные данные:</text:span> [примеры входных данных, диапазоны и т. д.]</text:p>
      <text:p text:style-name="Standard"><text:span text:style-name="T1">Ожидаемый результат:</text:span> [описание критерия проверки]</text:p>
      <text:p text:style-name="Standard"><text:span text:style-name="T1">Описание процесса:</text:span> [заполняется при необходимости, указание особенностей запуска и настройки теста]</text:p>
      <text:p text:style-name="Standard"/>
      <text:p text:style-name="Heading">Тест №<text:span text:style-name="T3">1</text:span></text:p>
      <text:p text:style-name="P6">Цель: проверить количество ответов при отрицательном дискриминанте</text:p>
      <text:p text:style-name="P6">Тип: положительный</text:p>
      <text:p text:style-name="P6">Входные данные: 1, 2, 6</text:p>
      <text:p text:style-name="P6">Ожидаемый результат: количество корней — 0</text:p>
      <text:p text:style-name="P1">Тест №2</text:p>
      <text:p text:style-name="P6">Цель: проверить количество ответов и сам ответ при дискриминанте равном 0</text:p>
      <text:p text:style-name="P6">Тип: положительный</text:p>
      <text:p text:style-name="P6">Входные данные: 4, 4, 1</text:p>
      <text:p text:style-name="P6">Ожидаемый результат: количество корней — 1, корень = -0,5</text:p>
      <text:p text:style-name="P1">Тест №<text:span text:style-name="T4">3</text:span></text:p>
      <text:p text:style-name="P7">Цель: проверить количество ответов и сам ответ при дискриминанте <text:span text:style-name="T4">больше</text:span> 0</text:p>
      <text:p text:style-name="P6">Тип: <text:span text:style-name="T4">положительный</text:span></text:p>
      <text:p text:style-name="P6">Входные данные: <text:span text:style-name="T4">2, 5, 2</text:span></text:p>
      <text:p text:style-name="P6">Ожидаемый результат: <text:span text:style-name="T4">количество корней — 2, корень 1 = -2, корень 2 = -0,5</text:span></text:p>
      <text:p text:style-name="P1">Тест №<text:span text:style-name="T4">4</text:span></text:p>
      <text:p text:style-name="P9"><text:span text:style-name="T3">Цель: </text:span><text:span text:style-name="T4">проверить результат программы при </text:span><text:span text:style-name="T5">отсутствии</text:span><text:span text:style-name="T4"> решения и первом коэффициенте равном 0</text:span></text:p>
      <text:p text:style-name="P9"><text:span text:style-name="T3">Тип: </text:span><text:span text:style-name="T5">негативный</text:span></text:p>
      <text:p text:style-name="P6">Входные данные: <text:span text:style-name="T4">0, 1, 1</text:span></text:p>
      <text:p text:style-name="P6">Ожидаемый результат: <text:span text:style-name="T4">количество корней - 0</text:span></text:p>
      <text:p text:style-name="P2"><text:soft-page-break/>Тест №<text:span text:style-name="T4">5</text:span></text:p>
      <text:p text:style-name="P7">Цель: <text:span text:style-name="T4">проверить результат программы при отсутствии решения и втором коэффициенте равном 0</text:span></text:p>
      <text:p text:style-name="P7">Тип: <text:span text:style-name="T4">негативный</text:span></text:p>
      <text:p text:style-name="P7">Входные данные: <text:span text:style-name="T4">1, 0, 1</text:span></text:p>
      <text:p text:style-name="P7">Ожидаемый результат: <text:span text:style-name="T4">количество корней = 2, корень 1 =1, корень 2 = -1</text:span></text:p>
      <text:p text:style-name="P1">Тест №<text:span text:style-name="T4">6</text:span></text:p>
      <text:p text:style-name="P10"><text:span text:style-name="T3">Цель: </text:span><text:span text:style-name="T4">проверить результат программы при </text:span><text:span text:style-name="T5">наличии </text:span><text:span text:style-name="T4">решения и втором коэффициенте равном 0</text:span></text:p>
      <text:p text:style-name="P9"><text:span text:style-name="T3">Тип: </text:span><text:span text:style-name="T5">негатив</text:span><text:span text:style-name="T4">ный</text:span></text:p>
      <text:p text:style-name="P6">Входные данные: <text:span text:style-name="T4">1, 0,- 1</text:span></text:p>
      <text:p text:style-name="P6">Ожидаемый результат: <text:span text:style-name="T4">количество корней - 0</text:span></text:p>
      <text:p text:style-name="P1">Тест №<text:span text:style-name="T4">7</text:span></text:p>
      <text:p text:style-name="P6">Цель: <text:span text:style-name="T7">проверить ответ при только втором ненулевом коэффициенте</text:span></text:p>
      <text:p text:style-name="P6">Тип: <text:span text:style-name="T7">негативный</text:span></text:p>
      <text:p text:style-name="P6">Входные данные: <text:span text:style-name="T7">0, 1, 0</text:span></text:p>
      <text:p text:style-name="P6">Ожидаемый результат: <text:span text:style-name="T7">количество корней = 1, корень 1 = 0</text:span></text:p>
      <text:p text:style-name="P1">Тест №<text:span text:style-name="T7">8</text:span></text:p>
      <text:p text:style-name="P6">Цель: <text:span text:style-name="T7">проверить правильность результата при нулевом третьем коэффициенте</text:span></text:p>
      <text:p text:style-name="P6">Тип: <text:span text:style-name="T7">негативный</text:span></text:p>
      <text:p text:style-name="P6">Входные данные: <text:span text:style-name="T7">1, 1, 0</text:span></text:p>
      <text:p text:style-name="P6">Ожидаемый результат: <text:span text:style-name="T7">количество корней — 2, корень 1 = -1, корень 2 = 0</text:span></text:p>
      <text:p text:style-name="P1">Тест №<text:span text:style-name="T7">9</text:span></text:p>
      <text:p text:style-name="P11"><text:span text:style-name="T3">Цель: </text:span><text:span text:style-name="T7">проверить </text:span><text:span text:style-name="T6">правильность результата</text:span><text:span text:style-name="T7"> при только первом ненулевом коэффициенте</text:span></text:p>
      <text:p text:style-name="P6">Тип: <text:span text:style-name="T7">негативный</text:span></text:p>
      <text:p text:style-name="P6">Входные данные: <text:span text:style-name="T7">1, 0, 0</text:span></text:p>
      <text:p text:style-name="P6">Ожидаемый результат: <text:span text:style-name="T7">количество корней — 1, корень 1 = 0</text:span></text:p>
      <text:p text:style-name="P1">Тест №<text:span text:style-name="T7">10</text:span></text:p>
      <text:p text:style-name="P8">Цель: <text:s/><text:span text:style-name="T7">проверить </text:span><text:span text:style-name="T6">правильность результата</text:span><text:span text:style-name="T7"> при только третьем ненулевом коэффициенте</text:span></text:p>
      <text:p text:style-name="P6"><text:soft-page-break/>Тип: <text:span text:style-name="T7">негативный</text:span></text:p>
      <text:p text:style-name="P6">Входные данные: <text:span text:style-name="T7">0, 0, 1</text:span></text:p>
      <text:p text:style-name="P6">Ожидаемый результат: <text:span text:style-name="T7">количество корней — 0</text:span></text:p>
      <text:p text:style-name="P3">Тест №<text:span text:style-name="T7">11</text:span></text:p>
      <text:p text:style-name="P8">Цель: <text:s/><text:span text:style-name="T7">проверить </text:span><text:span text:style-name="T6">правильность результата</text:span><text:span text:style-name="T7"> нулевых коэффициентах</text:span></text:p>
      <text:p text:style-name="P8">Тип: <text:span text:style-name="T7">негативный</text:span></text:p>
      <text:p text:style-name="P8">Входные данные: <text:span text:style-name="T7">0, 0, 0</text:span></text:p>
      <text:p text:style-name="P8">Ожидаемый результат: <text:span text:style-name="T7">количество корней — 3 (что значит бесконечно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family-generic="swiss"/>
    <style:font-face style:name="FreeSans1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1-24T09:04:53.511097200</meta:creation-date>
    <dc:date>2021-04-05T14:49:53.123166551</dc:date>
    <meta:editing-cycles>3</meta:editing-cycles>
    <meta:editing-duration>PT8M50S</meta:editing-duration>
    <meta:document-statistic meta:table-count="0" meta:image-count="0" meta:object-count="0" meta:page-count="3" meta:paragraph-count="62" meta:word-count="335" meta:character-count="2232" meta:non-whitespace-character-count="1950"/>
    <meta:generator>LibreOffice/6.4.6.2$Linux_X86_64 LibreOffice_project/40$Build-2</meta:generator>
  </office:meta>
</office:document-meta>
</file>